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1.9689in"/>
    </style:style>
    <style:style style:name="co4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802in"/>
    </style:style>
    <style:style style:name="co7" style:family="table-column">
      <style:table-column-properties fo:break-before="auto" style:column-width="1.9882in"/>
    </style:style>
    <style:style style:name="co8" style:family="table-column">
      <style:table-column-properties fo:break-before="auto" style:column-width="1.0283in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cc33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9900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5" style:family="table-cell" style:parent-style-name="Default">
      <style:table-cell-properties fo:background-color="#00ccff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dddddd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CLASS ASSIGNMENTS IN AN ELEMENTARY SCHOOL</text:p>
          </table:table-cell>
          <table:table-cell table:number-columns-repeated="6"/>
        </table:table-row>
        <table:table-row table:style-name="ro4">
          <table:table-cell table:style-name="Default"/>
          <table:table-cell table:number-columns-repeated="6"/>
        </table:table-row>
        <table:table-row table:style-name="ro4">
          <table:table-cell table:style-name="ce2" office:value-type="string">
            <text:p>STUDENT DATA</text:p>
          </table:table-cell>
          <table:table-cell table:number-columns-repeated="6"/>
        </table:table-row>
        <table:table-row table:style-name="ro4">
          <table:table-cell table:style-name="ce3" office:value-type="string">
            <text:p>Student Number</text:p>
          </table:table-cell>
          <table:table-cell table:style-name="ce7" office:value-type="string">
            <text:p>Parent Preference for Class 1</text:p>
          </table:table-cell>
          <table:table-cell table:style-name="ce7" office:value-type="string">
            <text:p>Parent Preference for Class 2</text:p>
          </table:table-cell>
          <table:table-cell table:style-name="ce12" office:value-type="string">
            <text:p>Male or Female? (M or F)</text:p>
          </table:table-cell>
          <table:table-cell table:number-columns-repeated="3"/>
        </table:table-row>
        <table:table-row table:style-name="ro4"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M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</table:table-row>
        <table:table-row table:style-name="ro4">
          <table:table-cell table:style-name="ce4"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4"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3" office:value-type="string">
            <text:p>F</text:p>
          </table:table-cell>
          <table:table-cell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</table:table-row>
        <table:table-row table:style-name="ro4">
          <table:table-cell table:style-name="ce5" office:value-type="float" office:value="40">
            <text:p>4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4" office:value-type="string">
            <text:p>F</text:p>
          </table:table-cell>
          <table:table-cell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office:value-type="string">
            <text:p>Decision vars</text:p>
          </table:table-cell>
          <table:table-cell table:number-columns-repeated="6"/>
        </table:table-row>
        <table:table-row table:style-name="ro4">
          <table:table-cell office:value-type="string">
            <text:p>Student Number</text:p>
          </table:table-cell>
          <table:table-cell office:value-type="string">
            <text:p>Class 1</text:p>
          </table:table-cell>
          <table:table-cell office:value-type="string">
            <text:p>Class 2</text:p>
          </table:table-cell>
          <table:table-cell office:value-type="string">
            <text:p>Objective</text:p>
          </table:table-cell>
          <table:table-cell table:style-name="ce16" office:value-type="string">
            <text:p>First choice</text:p>
          </table:table-cell>
          <table:table-cell table:style-name="ce16" table:formula="of:=SUMPRODUCT([.B48:.C87];[.F5:.G44])" office:value-type="float" office:value="34">
            <text:p>34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15" table:formula="of:=SUMPRODUCT([.B48:.C87];[.B5:.C44])" office:value-type="float" office:value="46">
            <text:p>46</text:p>
          </table:table-cell>
          <table:table-cell table:style-name="ce16" table:number-columns-repeated="2"/>
          <table:table-cell/>
        </table:table-row>
        <table:table-row table:style-name="ro4">
          <table:table-cell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table:style-name="ce16" table:number-columns-repeated="2"/>
          <table:table-cell/>
        </table:table-row>
        <table:table-row table:style-name="ro4">
          <table:table-cell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6" table:number-columns-repeated="2"/>
          <table:table-cell/>
        </table:table-row>
        <table:table-row table:style-name="ro4">
          <table:table-cell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table:style-name="ce16" table:number-columns-repeated="2"/>
          <table:table-cell/>
        </table:table-row>
        <table:table-row table:style-name="ro4">
          <table:table-cell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table:style-name="ce16" table:number-columns-repeated="2"/>
          <table:table-cell/>
        </table:table-row>
        <table:table-row table:style-name="ro4">
          <table:table-cell office:value-type="float" office:value="6">
            <text:p>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6" table:number-columns-repeated="2"/>
          <table:table-cell/>
        </table:table-row>
        <table:table-row table:style-name="ro4">
          <table:table-cell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table:style-name="ce16" table:number-columns-repeated="2"/>
          <table:table-cell/>
        </table:table-row>
        <table:table-row table:style-name="ro4">
          <table:table-cell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/>
          <table:table-cell table:style-name="ce16" table:number-columns-repeated="2"/>
          <table:table-cell/>
        </table:table-row>
        <table:table-row table:style-name="ro4">
          <table:table-cell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/>
          <table:table-cell table:style-name="ce16" table:number-columns-repeated="2"/>
          <table:table-cell/>
        </table:table-row>
        <table:table-row table:style-name="ro4">
          <table:table-cell office:value-type="float" office:value="10">
            <text:p>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12">
            <text:p>1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13">
            <text:p>1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14">
            <text:p>1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15">
            <text:p>1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16">
            <text:p>1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17">
            <text:p>1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18">
            <text:p>1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19">
            <text:p>1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20">
            <text:p>2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21">
            <text:p>2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22">
            <text:p>2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23">
            <text:p>2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24">
            <text:p>2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25">
            <text:p>2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26">
            <text:p>2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27">
            <text:p>27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28">
            <text:p>2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29">
            <text:p>29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30">
            <text:p>30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31">
            <text:p>3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32">
            <text:p>32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33">
            <text:p>3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34">
            <text:p>3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35">
            <text:p>35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36">
            <text:p>36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office:value-type="float" office:value="37">
            <text:p>37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38">
            <text:p>38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39">
            <text:p>39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4"/>
        </table:table-row>
        <table:table-row table:style-name="ro4">
          <table:table-cell office:value-type="float" office:value="40">
            <text:p>4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number-columns-repeated="4"/>
        </table:table-row>
        <table:table-row table:style-name="ro4">
          <table:table-cell table:number-columns-repeated="7"/>
        </table:table-row>
        <table:table-row table:style-name="ro4">
          <table:table-cell office:value-type="string">
            <text:p>Constraint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48:.C48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49:.C49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0:.C50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1:.C51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2:.C52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3:.C53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4:.C54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5:.C55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6:.C56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7:.C57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8:.C58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59:.C59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0:.C60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1:.C61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2:.C62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3:.C63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4:.C64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5:.C65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6:.C66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7:.C67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8:.C68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69:.C69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0:.C70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1:.C71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2:.C72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3:.C73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4:.C74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5:.C75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6:.C76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7:.C77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8:.C78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79:.C79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80:.C80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81:.C81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82:.C82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83:.C83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84:.C84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85:.C85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86:.C86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Each st per class</text:p>
          </table:table-cell>
          <table:table-cell table:style-name="ce10" table:formula="of:=SUM([.B87:.C87])" office:value-type="float" office:value="1">
            <text:p>1</text:p>
          </table:table-cell>
          <table:table-cell table:style-name="ce10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20 in class 1</text:p>
          </table:table-cell>
          <table:table-cell table:style-name="ce11" table:formula="of:=SUM([.B48:.B87])" office:value-type="float" office:value="20">
            <text:p>20</text:p>
          </table:table-cell>
          <table:table-cell table:style-name="ce11" office:value-type="string">
            <text:p>=</text:p>
          </table:table-cell>
          <table:table-cell table:style-name="ce11" office:value-type="float" office:value="20">
            <text:p>20</text:p>
          </table:table-cell>
          <table:table-cell table:number-columns-repeated="3"/>
        </table:table-row>
        <table:table-row table:style-name="ro4">
          <table:table-cell office:value-type="string">
            <text:p>20 in class 2</text:p>
          </table:table-cell>
          <table:table-cell table:style-name="ce11" table:formula="of:=SUM([.C48:.C87])" office:value-type="float" office:value="20">
            <text:p>20</text:p>
          </table:table-cell>
          <table:table-cell table:style-name="ce11" office:value-type="string">
            <text:p>=</text:p>
          </table:table-cell>
          <table:table-cell table:style-name="ce11" office:value-type="float" office:value="20">
            <text:p>20</text:p>
          </table:table-cell>
          <table:table-cell table:number-columns-repeated="3"/>
        </table:table-row>
        <table:table-row table:style-name="ro4">
          <table:table-cell office:value-type="string">
            <text:p>Num of boys in cl</text:p>
          </table:table-cell>
          <table:table-cell table:formula="of:=SUM([.B48:.B70])" office:value-type="float" office:value="12">
            <text:p>12</text:p>
          </table:table-cell>
          <table:table-cell office:value-type="string">
            <text:p>&lt;=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4">
          <table:table-cell office:value-type="string">
            <text:p>Num of boys in cl</text:p>
          </table:table-cell>
          <table:table-cell table:formula="of:=SUM([.C48:.C70])" office:value-type="float" office:value="11">
            <text:p>11</text:p>
          </table:table-cell>
          <table:table-cell office:value-type="string">
            <text:p>&lt;=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4">
          <table:table-cell office:value-type="string">
            <text:p>Twins</text:p>
          </table:table-cell>
          <table:table-cell table:formula="of:=SUM([.B57:.B5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Neighborhood</text:p>
          </table:table-cell>
          <table:table-cell table:formula="of:=[.B51]+[.B56]+[.B62]+[.B72]+[.B77]+[.B83]" office:value-type="float" office:value="3">
            <text:p>3</text:p>
          </table:table-cell>
          <table:table-cell office:value-type="string">
            <text:p>&gt;=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Neighborhood</text:p>
          </table:table-cell>
          <table:table-cell table:formula="of:=[.C51]+[.C56]+[.C62]+[.C72]+[.C77]+[.C83]" office:value-type="float" office:value="3">
            <text:p>3</text:p>
          </table:table-cell>
          <table:table-cell office:value-type="string">
            <text:p>&gt;=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Thr: same</text:p>
          </table:table-cell>
          <table:table-cell table:formula="of:=[.B67]" office:value-type="float" office:value="0">
            <text:p>0</text:p>
          </table:table-cell>
          <table:table-cell office:value-type="string">
            <text:p>=</text:p>
          </table:table-cell>
          <table:table-cell table:formula="of:=[.B68]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hr: st1 in 2</text:p>
          </table:table-cell>
          <table:table-cell table:formula="of:=[.C48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Thr: st40 in 2</text:p>
          </table:table-cell>
          <table:table-cell table:formula="of:=[.C87]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 table:number-rows-repeated="1048436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6">12/16/2019</text:date>, <text:time>23:4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2T13:00:53</meta:creation-date>
    <dc:date>2019-12-16T23:42:52.16</dc:date>
    <meta:editing-duration>P2DT9H25M23S</meta:editing-duration>
    <meta:editing-cycles>11</meta:editing-cycles>
    <meta:generator>OpenOffice/4.1.7$Win32 OpenOffice.org_project/417m1$Build-9800</meta:generator>
    <meta:document-statistic meta:table-count="3" meta:cell-count="578" meta:object-count="0"/>
  </office:meta>
</office:document-meta>
</file>